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7.514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2.40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983cm"/>
    </style:style>
    <style:style style:name="P1" style:family="paragraph" style:parent-style-name="Preformatted_20_Text">
      <style:text-properties officeooo:rsid="0015a7fd" officeooo:paragraph-rsid="0015a7fd"/>
    </style:style>
    <style:style style:name="P2" style:family="paragraph" style:parent-style-name="Preformatted_20_Text">
      <style:text-properties officeooo:paragraph-rsid="0015a7f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able_20_Contents">
      <style:text-properties officeooo:rsid="0015a7fd" officeooo:paragraph-rsid="0015a7fd"/>
    </style:style>
    <style:style style:name="T1" style:family="text">
      <style:text-properties officeooo:rsid="0015a7fd"/>
    </style:style>
    <style:style style:name="T2" style:family="text">
      <style:text-properties style:font-name="Liberation Mono" fo:font-size="10pt" officeooo:rsid="0015a7fd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6fb08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72709" style:font-name-asian="Noto Sans Mono CJK SC" style:font-size-asian="10pt" style:font-name-complex="Liberation Mono" style:font-size-complex="10pt"/>
    </style:style>
    <style:style style:name="T5" style:family="text">
      <style:text-properties officeooo:rsid="0016fb08"/>
    </style:style>
    <style:style style:name="T6" style:family="text">
      <style:text-properties officeooo:rsid="001727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Raw data</text:p>
          </table:table-cell>
          <table:table-cell table:style-name="Table1.C1" office:value-type="string">
            <text:p text:style-name="P4">Crafted data</text:p>
          </table:table-cell>
        </table:table-row>
        <table:table-row table:style-name="Table1.2">
          <table:table-cell table:style-name="Table1.A2" office:value-type="string">
            <text:p text:style-name="P4">GBDT</text:p>
          </table:table-cell>
          <table:table-cell table:style-name="Table1.A2" office:value-type="string">
            <text:p text:style-name="P1">max_depth: 53</text:p>
            <text:p text:style-name="Preformatted_20_Text">learning_rate: 0.031</text:p>
            <text:p text:style-name="Preformatted_20_Text">feature_fraction: 0.65</text:p>
            <text:p text:style-name="Preformatted_20_Text">feature_fraction_bynode: 0.94</text:p>
            <text:p text:style-name="Preformatted_20_Text">num_leaves: 160</text:p>
            <text:p text:style-name="Preformatted_20_Text">min_child_samples: 205</text:p>
            <text:p text:style-name="Preformatted_20_Text">subsample_freq: 6</text:p>
            <text:p text:style-name="P3">subsample: 0.95</text:p>
            <text:p text:style-name="P2"><text:span text:style-name="T1">MSE: 25.</text:span><text:span text:style-name="T4">1384</text:span></text:p>
          </table:table-cell>
          <table:table-cell table:style-name="Table1.C2" office:value-type="string">
            <text:p text:style-name="Preformatted_20_Text">max_depth: 52</text:p>
            <text:p text:style-name="Preformatted_20_Text">learning_rate: 0.03</text:p>
            <text:p text:style-name="Preformatted_20_Text">feature_fraction: 0.65</text:p>
            <text:p text:style-name="Preformatted_20_Text">feature_fraction_bynode: 0.94</text:p>
            <text:p text:style-name="Preformatted_20_Text">num_leaves: 160</text:p>
            <text:p text:style-name="Preformatted_20_Text">min_child_samples: 205</text:p>
            <text:p text:style-name="Preformatted_20_Text">subsample_freq: 5</text:p>
            <text:p text:style-name="P3">subsample: 0.94</text:p>
            <text:p text:style-name="P2"><text:span text:style-name="T4">MSE</text:span><text:span text:style-name="T1">: </text:span>27.0852</text:p>
          </table:table-cell>
        </table:table-row>
        <table:table-row table:style-name="Table1.3">
          <table:table-cell table:style-name="Table1.A2" office:value-type="string">
            <text:p text:style-name="P4">RF</text:p>
          </table:table-cell>
          <table:table-cell table:style-name="Table1.A2" office:value-type="string">
            <text:p text:style-name="Preformatted_20_Text">max_depth: 52</text:p>
            <text:p text:style-name="Preformatted_20_Text">feature_fraction: 0.87</text:p>
            <text:p text:style-name="Preformatted_20_Text">feature_fraction_bynode: 0.86</text:p>
            <text:p text:style-name="Preformatted_20_Text">subsample: 0.99</text:p>
            <text:p text:style-name="Preformatted_20_Text">subsample_freq: 5</text:p>
            <text:p text:style-name="Preformatted_20_Text">num_leaves: 900</text:p>
            <text:p text:style-name="P3">min_child_samples: 205</text:p>
            <text:p text:style-name="P3"><text:span text:style-name="T1">MSE</text:span>: <text:span text:style-name="T3">26.6780</text:span> <text:s text:c="12"/></text:p>
          </table:table-cell>
          <table:table-cell table:style-name="Table1.C2" office:value-type="string">
            <text:p text:style-name="Preformatted_20_Text">max_depth: 53</text:p>
            <text:p text:style-name="Preformatted_20_Text">feature_fraction: 0.82</text:p>
            <text:p text:style-name="Preformatted_20_Text">feature_fraction_bynode: 0.82</text:p>
            <text:p text:style-name="Preformatted_20_Text">subsample: 0.99</text:p>
            <text:p text:style-name="Preformatted_20_Text">subsample_freq: 6</text:p>
            <text:p text:style-name="Preformatted_20_Text">num_leaves: 900</text:p>
            <text:p text:style-name="P3">min_child_samples: 205</text:p>
            <text:p text:style-name="P3"><text:span text:style-name="T2">MSE</text:span>: 27.28632083577763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02:43:21.600021831</meta:creation-date>
    <dc:date>2021-02-06T03:26:53.463784778</dc:date>
    <meta:editing-duration>PT13M1S</meta:editing-duration>
    <meta:editing-cycles>1</meta:editing-cycles>
    <meta:document-statistic meta:table-count="1" meta:image-count="0" meta:object-count="0" meta:page-count="1" meta:paragraph-count="38" meta:word-count="74" meta:character-count="669" meta:non-whitespace-character-count="620"/>
    <meta:generator>LibreOffice/6.4.6.2$Linux_X86_64 LibreOffice_project/40$Build-2</meta:generator>
  </office:meta>
</office:document-meta>
</file>